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eac" officeooo:paragraph-rsid="00050eac"/>
    </style:style>
    <style:style style:name="P2" style:family="paragraph" style:parent-style-name="Standard">
      <style:text-properties officeooo:rsid="00050eac" officeooo:paragraph-rsid="00062011"/>
    </style:style>
    <style:style style:name="P3" style:family="paragraph" style:parent-style-name="Standard">
      <style:text-properties officeooo:rsid="00050eac" officeooo:paragraph-rsid="0007a3ef"/>
    </style:style>
    <style:style style:name="P4" style:family="paragraph" style:parent-style-name="Standard">
      <style:text-properties officeooo:rsid="00060ab1" officeooo:paragraph-rsid="00060ab1"/>
    </style:style>
    <style:style style:name="P5" style:family="paragraph" style:parent-style-name="Standard">
      <style:text-properties fo:font-weight="bold" officeooo:rsid="00050eac" officeooo:paragraph-rsid="00050eac" style:font-weight-asian="bold" style:font-weight-complex="bold"/>
    </style:style>
    <style:style style:name="P6" style:family="paragraph" style:parent-style-name="Standard">
      <style:text-properties fo:font-weight="bold" officeooo:rsid="00062011" officeooo:paragraph-rsid="00062011" style:font-weight-asian="bold" style:font-weight-complex="bold"/>
    </style:style>
    <style:style style:name="P7" style:family="paragraph" style:parent-style-name="Standard">
      <style:text-properties fo:font-weight="bold" officeooo:rsid="00062011" officeooo:paragraph-rsid="0011b3ff" style:font-weight-asian="bold" style:font-weight-complex="bold"/>
    </style:style>
    <style:style style:name="P8" style:family="paragraph" style:parent-style-name="Standard">
      <style:text-properties fo:font-weight="bold" officeooo:rsid="00062011" officeooo:paragraph-rsid="0012fddd" style:font-weight-asian="bold" style:font-weight-complex="bold"/>
    </style:style>
    <style:style style:name="P9" style:family="paragraph" style:parent-style-name="Standard">
      <style:text-properties fo:font-weight="normal" officeooo:rsid="0007a3ef" officeooo:paragraph-rsid="0007a3ef" style:font-weight-asian="normal" style:font-weight-complex="normal"/>
    </style:style>
    <style:style style:name="P10" style:family="paragraph" style:parent-style-name="Standard">
      <style:text-properties fo:font-weight="normal" officeooo:rsid="00050eac" officeooo:paragraph-rsid="00050eac" style:font-weight-asian="normal" style:font-weight-complex="normal"/>
    </style:style>
    <style:style style:name="P11" style:family="paragraph" style:parent-style-name="Standard">
      <style:text-properties fo:font-weight="normal" officeooo:rsid="00050eac" officeooo:paragraph-rsid="000d2a8a" style:font-weight-asian="normal" style:font-weight-complex="normal"/>
    </style:style>
    <style:style style:name="P12" style:family="paragraph" style:parent-style-name="Standard">
      <style:text-properties fo:font-weight="normal" officeooo:rsid="00050eac" officeooo:paragraph-rsid="00150178" style:font-weight-asian="normal" style:font-weight-complex="normal"/>
    </style:style>
    <style:style style:name="P13" style:family="paragraph" style:parent-style-name="Standard">
      <style:text-properties fo:font-weight="normal" officeooo:rsid="00050eac" officeooo:paragraph-rsid="0007a3ef" style:font-weight-asian="normal" style:font-weight-complex="normal"/>
    </style:style>
    <style:style style:name="P14" style:family="paragraph" style:parent-style-name="Standard">
      <style:text-properties fo:font-weight="normal" officeooo:rsid="00098249" officeooo:paragraph-rsid="00098249" style:font-weight-asian="normal" style:font-weight-complex="normal"/>
    </style:style>
    <style:style style:name="P15" style:family="paragraph" style:parent-style-name="Standard">
      <style:text-properties fo:font-weight="normal" officeooo:rsid="000b6b62" officeooo:paragraph-rsid="000b6b62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060ab1" officeooo:paragraph-rsid="00060ab1" style:font-weight-asian="normal" style:font-weight-complex="normal"/>
    </style:style>
    <style:style style:name="P17" style:family="paragraph" style:parent-style-name="Standard">
      <style:text-properties officeooo:rsid="00062011" officeooo:paragraph-rsid="00062011"/>
    </style:style>
    <style:style style:name="P18" style:family="paragraph" style:parent-style-name="Standard">
      <style:text-properties officeooo:rsid="00062011" officeooo:paragraph-rsid="0007a3ef"/>
    </style:style>
    <style:style style:name="P19" style:family="paragraph" style:parent-style-name="Standard">
      <style:text-properties officeooo:rsid="00062011" officeooo:paragraph-rsid="00098249"/>
    </style:style>
    <style:style style:name="P20" style:family="paragraph" style:parent-style-name="Standard">
      <style:text-properties officeooo:rsid="00062011" officeooo:paragraph-rsid="000c3ce8"/>
    </style:style>
    <style:style style:name="P21" style:family="paragraph" style:parent-style-name="Standard">
      <style:text-properties officeooo:rsid="0007a3ef" officeooo:paragraph-rsid="0007a3ef"/>
    </style:style>
    <style:style style:name="P22" style:family="paragraph" style:parent-style-name="Standard">
      <style:text-properties officeooo:rsid="00098249" officeooo:paragraph-rsid="00098249"/>
    </style:style>
    <style:style style:name="P23" style:family="paragraph" style:parent-style-name="Standard">
      <style:text-properties officeooo:rsid="000ac75d" officeooo:paragraph-rsid="000ac75d"/>
    </style:style>
    <style:style style:name="P24" style:family="paragraph" style:parent-style-name="Standard">
      <style:text-properties officeooo:rsid="000c3ce8" officeooo:paragraph-rsid="000c3ce8"/>
    </style:style>
    <style:style style:name="P25" style:family="paragraph" style:parent-style-name="Standard">
      <style:text-properties fo:color="#6666ff" officeooo:rsid="00050eac" officeooo:paragraph-rsid="00050eac"/>
    </style:style>
    <style:style style:name="P26" style:family="paragraph" style:parent-style-name="Standard">
      <style:text-properties fo:color="#6666ff" officeooo:rsid="00050eac" officeooo:paragraph-rsid="0007a3ef"/>
    </style:style>
    <style:style style:name="P27" style:family="paragraph" style:parent-style-name="Standard">
      <style:text-properties fo:color="#6666ff" officeooo:rsid="00050eac" officeooo:paragraph-rsid="00098249"/>
    </style:style>
    <style:style style:name="P28" style:family="paragraph" style:parent-style-name="Standard">
      <style:text-properties fo:color="#6666ff" officeooo:rsid="00060ab1" officeooo:paragraph-rsid="00060ab1"/>
    </style:style>
    <style:style style:name="P29" style:family="paragraph" style:parent-style-name="Standard">
      <style:text-properties fo:color="#6666ff" fo:font-weight="normal" officeooo:rsid="00060ab1" officeooo:paragraph-rsid="00060ab1" style:font-weight-asian="normal" style:font-weight-complex="normal"/>
    </style:style>
    <style:style style:name="P30" style:family="paragraph" style:parent-style-name="Standard">
      <style:text-properties fo:color="#6666ff" fo:font-weight="normal" officeooo:rsid="000b6b62" officeooo:paragraph-rsid="000b6b62" style:font-weight-asian="normal" style:font-weight-complex="normal"/>
    </style:style>
    <style:style style:name="P31" style:family="paragraph" style:parent-style-name="Standard">
      <style:text-properties fo:color="#6666ff" fo:font-weight="normal" officeooo:rsid="0007a3ef" officeooo:paragraph-rsid="0007a3ef" style:font-weight-asian="normal" style:font-weight-complex="normal"/>
    </style:style>
    <style:style style:name="P32" style:family="paragraph" style:parent-style-name="Standard">
      <style:text-properties fo:color="#6666ff" officeooo:rsid="00062011" officeooo:paragraph-rsid="00062011"/>
    </style:style>
    <style:style style:name="P33" style:family="paragraph" style:parent-style-name="Standard">
      <style:text-properties fo:color="#6666ff" officeooo:rsid="0007a3ef" officeooo:paragraph-rsid="0007a3ef"/>
    </style:style>
    <style:style style:name="P34" style:family="paragraph" style:parent-style-name="Standard">
      <style:text-properties fo:color="#6666ff" officeooo:rsid="00098249" officeooo:paragraph-rsid="00098249"/>
    </style:style>
    <style:style style:name="P35" style:family="paragraph" style:parent-style-name="Standard">
      <style:text-properties fo:color="#6666ff" officeooo:rsid="000ac75d" officeooo:paragraph-rsid="000ac75d"/>
    </style:style>
    <style:style style:name="P36" style:family="paragraph" style:parent-style-name="Standard">
      <style:text-properties fo:font-size="13pt" officeooo:rsid="00050eac" officeooo:paragraph-rsid="000c57a9" style:font-size-asian="13pt" style:font-size-complex="13pt"/>
    </style:style>
    <style:style style:name="P37" style:family="paragraph" style:parent-style-name="Standard">
      <style:text-properties fo:font-size="13pt" officeooo:rsid="000c57a9" officeooo:paragraph-rsid="000c57a9" style:font-size-asian="13pt" style:font-size-complex="13pt"/>
    </style:style>
    <style:style style:name="P38" style:family="paragraph" style:parent-style-name="Standard">
      <style:text-properties fo:font-size="13pt" officeooo:rsid="0016224a" officeooo:paragraph-rsid="0016224a" style:font-size-asian="13pt" style:font-size-complex="13pt"/>
    </style:style>
    <style:style style:name="P39" style:family="paragraph" style:parent-style-name="Standard">
      <style:text-properties officeooo:rsid="00062011" officeooo:paragraph-rsid="00062011" fo:background-color="transparent"/>
    </style:style>
    <style:style style:name="T1" style:family="text">
      <style:text-properties officeooo:rsid="00050eac"/>
    </style:style>
    <style:style style:name="T2" style:family="text">
      <style:text-properties fo:font-weight="normal" officeooo:rsid="0007a3e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eac" style:font-weight-asian="bold" style:font-weight-complex="bold"/>
    </style:style>
    <style:style style:name="T5" style:family="text">
      <style:text-properties fo:font-weight="bold" officeooo:rsid="0007a3ef" style:font-weight-asian="bold" style:font-weight-complex="bold"/>
    </style:style>
    <style:style style:name="T6" style:family="text">
      <style:text-properties fo:font-weight="bold" officeooo:rsid="00062011" style:font-weight-asian="bold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50eac" fo:background-color="transparent" loext:char-shading-value="0"/>
    </style:style>
    <style:style style:name="T9" style:family="text">
      <style:text-properties fo:color="#6666ff"/>
    </style:style>
    <style:style style:name="T10" style:family="text">
      <style:text-properties officeooo:rsid="0018750a"/>
    </style:style>
    <style:style style:name="T11" style:family="text">
      <style:text-properties officeooo:rsid="001df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6">ITSE-1345</text:p>
      <text:p text:style-name="P36">Lab 01 </text:p>
      <text:p text:style-name="P36"/>
      <text:p text:style-name="P38">SET SERVEROUTPUT ON </text:p>
      <text:p text:style-name="P38">spool /home/<text:span text:style-name="T10">lori/lab01_try_one_again.</text:span>txt </text:p>
      <text:p text:style-name="P38">SET LINESIZE <text:span text:style-name="T11">1</text:span>00 </text:p>
      <text:p text:style-name="P38">SET PAGESIZE 10<text:span text:style-name="T11">0</text:span> </text:p>
      <text:p text:style-name="P38"/>
      <text:p text:style-name="P38"/>
      <text:p text:style-name="P5">Column Table_Name heading 'Table Name' format A15 </text:p>
      <text:p text:style-name="P5">Column Column_Name Heading 'Column Name' Format A15 </text:p>
      <text:p text:style-name="P5">Column Constraint_Name Heading 'Constraint Name' Format A15 </text:p>
      <text:p text:style-name="P5">Column Constraint_Type Heading 'Constraint Type' Format A15 </text:p>
      <text:p text:style-name="P5">Column Owner Heading 'Owner' Format A10 </text:p>
      <text:p text:style-name="P10"/>
      <text:p text:style-name="P11">***********************************************************************************************************</text:p>
      <text:p text:style-name="P5">select table_name from user_tables</text:p>
      <text:p text:style-name="P5">where table_name not like 'APEX%' and table_name not like 'DEMO%'; </text:p>
      <text:p text:style-name="P1"/>
      <text:p text:style-name="P25">OUTPUT</text:p>
      <text:p text:style-name="P4">Table Name </text:p>
      <text:p text:style-name="P4">--------------- </text:p>
      <text:p text:style-name="P4">STATE_LOOKUP </text:p>
      <text:p text:style-name="P4">DEPT </text:p>
      <text:p text:style-name="P4">EMP </text:p>
      <text:p text:style-name="P4">SALGRADE </text:p>
      <text:p text:style-name="P4">CUSTOMER </text:p>
      <text:p text:style-name="P4">WIDGETS </text:p>
      <text:p text:style-name="P4">PURCHASE_ORDER </text:p>
      <text:p text:style-name="P4">EMP_SERVICE </text:p>
      <text:p text:style-name="P4">EMP_SERVICE_LOG </text:p>
      <text:p text:style-name="P4"/>
      <text:p text:style-name="P4">9 rows selected. </text:p>
      <text:p text:style-name="P12">***********************************************************************************************************</text:p>
      <text:p text:style-name="P1"/>
      <text:p text:style-name="P5">desc STATE_LOOKUP; </text:p>
      <text:p text:style-name="P1"/>
      <text:p text:style-name="P28">OUTPUT</text:p>
      <text:p text:style-name="P4"><text:s/>Name<text:tab/><text:tab/><text:tab/><text:tab/><text:tab/> <text:s text:c="2"/>Null? <text:s text:c="3"/>Type </text:p>
      <text:p text:style-name="P4"><text:s/>----------------------------------------- -------- ---------------------------- </text:p>
      <text:p text:style-name="P4"><text:s/>STATE<text:tab/><text:tab/><text:tab/><text:tab/><text:tab/> <text:s text:c="2"/>NOT NULL VARCHAR2(2) </text:p>
      <text:p text:style-name="P4"><text:s/>STATE_DESC<text:tab/><text:tab/><text:tab/><text:tab/><text:tab/> <text:s text:c="3"/>VARCHAR2(16) </text:p>
      <text:p text:style-name="P1"/>
      <text:p text:style-name="P5">select * from STATE_LOOKUP; </text:p>
      <text:p text:style-name="P5"/>
      <text:p text:style-name="P29">OUTPUT</text:p>
      <text:p text:style-name="P16">ST STATE_DESC </text:p>
      <text:p text:style-name="P16">-- ---------------- </text:p>
      <text:p text:style-name="P16">NJ New Jersey </text:p>
      <text:p text:style-name="P16">MD Maryland </text:p>
      <text:p text:style-name="P16">NY New York </text:p>
      <text:p text:style-name="P16">HA Hawaii </text:p>
      <text:p text:style-name="P16">AK Alaska </text:p>
      <text:p text:style-name="P1"/>
      <text:p text:style-name="P6">select owner, constraint_name, constraint_type, table_name from user_constraints where table_name=<text:span text:style-name="T8">'STATE_LOOKUP'</text:span><text:span text:style-name="T7">; </text:span></text:p>
      <text:p text:style-name="P39"/>
      <text:p text:style-name="P25">OUTPUT</text:p>
      <text:p text:style-name="P17">Owner<text:tab/> <text:s text:c="2"/>Constraint Name Constraint Type Table Name </text:p>
      <text:p text:style-name="P17">---------- --------------- --------------- --------------- </text:p>
      <text:p text:style-name="P17">TESTUSEROR PK_STATE_LOOKUP P<text:tab/><text:tab/> <text:s text:c="2"/>STATE_LOOKUP </text:p>
      <text:p text:style-name="P17">DERS </text:p>
      <text:p text:style-name="P17"/>
      <text:p text:style-name="P12">***********************************************************************************************************</text:p>
      <text:p text:style-name="P5">desc DEPT; </text:p>
      <text:p text:style-name="P5"/>
      <text:p text:style-name="P29">OUTPUT</text:p>
      <text:p text:style-name="P4">Name<text:tab/><text:tab/><text:tab/><text:tab/><text:tab/> <text:s text:c="2"/>Null? <text:s text:c="3"/>Type </text:p>
      <text:p text:style-name="P4"><text:s/>----------------------------------------- -------- ---------------------------- </text:p>
      <text:p text:style-name="P4"><text:s/>DEPTNO <text:tab/><text:tab/><text:tab/><text:tab/> <text:s text:c="2"/>NOT NULL NUMBER(3) </text:p>
      <text:p text:style-name="P4"><text:s/>DNAME<text:tab/><text:tab/><text:tab/><text:tab/><text:tab/><text:tab/> <text:s text:c="3"/>VARCHAR2(15) </text:p>
      <text:p text:style-name="P4"><text:s/>LOC<text:tab/><text:tab/><text:tab/><text:tab/><text:tab/><text:tab/> <text:s text:c="3"/>VARCHAR2(10) </text:p>
      <text:p text:style-name="P4"/>
      <text:p text:style-name="P5">select * from DEPT; </text:p>
      <text:p text:style-name="P1"/>
      <text:p text:style-name="P28">OUTPUT</text:p>
      <text:p text:style-name="P4"><text:s text:c="4"/>DEPTNO DNAME<text:tab/> <text:s text:c="2"/>LOC </text:p>
      <text:p text:style-name="P4">---------- --------------- ---------- </text:p>
      <text:p text:style-name="P4"><text:tab/>10 ACCOUNTING<text:tab/> <text:s text:c="2"/>NEW YORK </text:p>
      <text:p text:style-name="P4"><text:tab/>20 RESEARCH<text:tab/> <text:s text:c="2"/>DALLAS </text:p>
      <text:p text:style-name="P4"><text:tab/>30 SALES<text:tab/> <text:s text:c="2"/>CHICAGO </text:p>
      <text:p text:style-name="P4"><text:tab/>40 OPERATIONS<text:tab/> <text:s text:c="2"/>BOSTON </text:p>
      <text:p text:style-name="P1"/>
      <text:p text:style-name="P8">select owner, constraint_name, constraint_type, table_name from user_constraints where table_name=<text:span text:style-name="T1">'DEPT'</text:span><text:span text:style-name="T7">; </text:span></text:p>
      <text:p text:style-name="P1"/>
      <text:p text:style-name="P32">OUTPUT</text:p>
      <text:p text:style-name="P17">Owner<text:tab/> <text:s text:c="2"/>Constraint Name Constraint Type Table Name </text:p>
      <text:p text:style-name="P17">---------- --------------- --------------- --------------- </text:p>
      <text:p text:style-name="P17">TESTUSEROR PK_DEPT<text:tab/> <text:s text:c="2"/>P<text:tab/><text:tab/> <text:s text:c="2"/>DEPT </text:p>
      <text:p text:style-name="P17">DERS </text:p>
      <text:p text:style-name="P17"/>
      <text:p text:style-name="P12">***********************************************************************************************************</text:p>
      <text:p text:style-name="P2"><text:span text:style-name="T3">desc EMP;</text:span> </text:p>
      <text:p text:style-name="P2"/>
      <text:p text:style-name="P32">OUTPUT</text:p>
      <text:p text:style-name="P17"><text:s/>Name<text:tab/><text:tab/><text:tab/><text:tab/><text:tab/> <text:s text:c="2"/>Null? <text:s text:c="3"/>Type </text:p>
      <text:p text:style-name="P17"><text:s/>----------------------------------------- -------- ---------------------------- </text:p>
      <text:p text:style-name="P17"><text:s/>EMPNO<text:tab/><text:tab/><text:tab/><text:tab/><text:tab/> <text:s text:c="2"/>NOT NULL NUMBER(4) </text:p>
      <text:p text:style-name="P17"><text:s/>ENAME<text:tab/><text:tab/><text:tab/><text:tab/><text:tab/> <text:s text:c="2"/>NOT NULL VARCHAR2(10) </text:p>
      <text:p text:style-name="P17"><text:s/>JOB<text:tab/><text:tab/><text:tab/><text:tab/><text:tab/><text:tab/> <text:s text:c="3"/>VARCHAR2(10) </text:p>
      <text:p text:style-name="P17"><text:s/>MGR<text:tab/><text:tab/><text:tab/><text:tab/><text:tab/><text:tab/> <text:s text:c="3"/>NUMBER(4) </text:p>
      <text:p text:style-name="P17"><text:s/>HIREDATE<text:tab/><text:tab/><text:tab/><text:tab/><text:tab/> <text:s text:c="3"/>DATE </text:p>
      <text:p text:style-name="P17"><text:s/>SAL<text:tab/><text:tab/><text:tab/><text:tab/><text:tab/><text:tab/> <text:s text:c="3"/>NUMBER(6) </text:p>
      <text:p text:style-name="P17"><text:s/>COMM<text:tab/><text:tab/><text:tab/><text:tab/><text:tab/><text:tab/> <text:s text:c="3"/>NUMBER(6) </text:p>
      <text:p text:style-name="P17"><text:s/>DEPTNO <text:tab/><text:tab/><text:tab/><text:tab/><text:tab/> <text:s text:c="3"/>NUMBER(3) </text:p>
      <text:p text:style-name="P5"/>
      <text:p text:style-name="P5">select empno, ename, job, mgr from EMP; </text:p>
      <text:p text:style-name="P1"/>
      <text:p text:style-name="P32">OUTPUT</text:p>
      <text:p text:style-name="P17"><text:s text:c="5"/>EMPNO ENAME <text:s text:c="5"/>JOB<text:tab/><text:tab/>MGR </text:p>
      <text:p text:style-name="P17">---------- ---------- ---------- ---------- </text:p>
      <text:p text:style-name="P17"><text:s text:c="6"/>7839 KING <text:s text:c="6"/>PRESIDENT </text:p>
      <text:p text:style-name="P17"><text:s text:c="6"/>7566 JONES <text:s text:c="5"/>MANAGER<text:tab/> <text:s text:c="6"/>7839 </text:p>
      <text:p text:style-name="P17"><text:s text:c="6"/>7698 BLAKE <text:s text:c="5"/>MANAGER<text:tab/> <text:s text:c="6"/>7839 </text:p>
      <text:p text:style-name="P17"><text:s text:c="6"/>7782 CLARK <text:s text:c="5"/>MANAGER<text:tab/> <text:s text:c="6"/>7839 </text:p>
      <text:p text:style-name="P17"><text:s text:c="6"/>7902 FORD <text:s text:c="6"/>ANALYST<text:tab/> <text:s text:c="6"/>7566 </text:p>
      <text:p text:style-name="P17"><text:s text:c="6"/>7369 SMITH <text:s text:c="5"/>CLERK<text:tab/> <text:s text:c="6"/>7902 </text:p>
      <text:p text:style-name="P17"><text:s text:c="6"/>7499 ALLEN <text:s text:c="5"/>SALESMAN<text:tab/> <text:s text:c="6"/>7698 </text:p>
      <text:p text:style-name="P17"><text:s text:c="6"/>7521 WARD <text:s text:c="6"/>SALESMAN<text:tab/> <text:s text:c="6"/>7698 </text:p>
      <text:p text:style-name="P17"><text:s text:c="6"/>7654 MARTIN <text:s text:c="4"/>SALESMAN<text:tab/> <text:s text:c="6"/>7698 </text:p>
      <text:p text:style-name="P17"><text:s text:c="6"/>7788 SCOTT <text:s text:c="5"/>ANALYST<text:tab/> <text:s text:c="6"/>7566 </text:p>
      <text:p text:style-name="P17"><text:s text:c="6"/>7844 TURNER <text:s text:c="4"/>SALESMAN<text:tab/> <text:s text:c="6"/>7698 </text:p>
      <text:p text:style-name="P17"/>
      <text:p text:style-name="P17"><text:s text:c="5"/>EMPNO ENAME <text:s text:c="5"/>JOB<text:tab/><text:tab/>MGR </text:p>
      <text:p text:style-name="P17">---------- ---------- ---------- ---------- </text:p>
      <text:p text:style-name="P17"><text:s text:c="6"/>7876 ADAMS <text:s text:c="5"/>CLERK<text:tab/> <text:s text:c="6"/>7788 </text:p>
      <text:p text:style-name="P17"><text:s text:c="6"/>7900 JAMES <text:s text:c="5"/>CLERK<text:tab/> <text:s text:c="6"/>7698 </text:p>
      <text:p text:style-name="P17"><text:s text:c="6"/>7934 MILLER <text:s text:c="4"/>CLERK<text:tab/> <text:s text:c="6"/>7782 </text:p>
      <text:p text:style-name="P17"/>
      <text:p text:style-name="P17">14 rows selected. </text:p>
      <text:p text:style-name="P1"/>
      <text:p text:style-name="P5">select hiredate, sal, comm, deptno from EMP; </text:p>
      <text:p text:style-name="P1"/>
      <text:p text:style-name="P32">OUTPUT</text:p>
      <text:p text:style-name="P17">HIREDATE<text:tab/><text:tab/> <text:s/>SAL<text:tab/> <text:s text:c="3"/>COMM <text:s text:c="4"/>DEPTNO </text:p>
      <text:p text:style-name="P17">------------------ ---------- ---------- ---------- </text:p>
      <text:p text:style-name="P17">17-NOV-95<text:tab/><text:tab/> 5000<text:tab/><text:tab/><text:tab/> 10 </text:p>
      <text:p text:style-name="P17">02-APR-95<text:tab/><text:tab/> 2975<text:tab/><text:tab/><text:tab/> 20 </text:p>
      <text:p text:style-name="P17">01-MAY-95<text:tab/><text:tab/> 2850<text:tab/><text:tab/><text:tab/> 30 </text:p>
      <text:p text:style-name="P17">09-JUN-95<text:tab/><text:tab/> 2450<text:tab/><text:tab/><text:tab/> 10 </text:p>
      <text:p text:style-name="P17">03-DEC-95<text:tab/><text:tab/> 3000<text:tab/><text:tab/><text:tab/> 20 </text:p>
      <text:p text:style-name="P17">17-DEC-98<text:tab/><text:tab/> <text:s/>800<text:tab/><text:tab/><text:tab/> 20 </text:p>
      <text:p text:style-name="P17">20-FEB-99<text:tab/><text:tab/> 1600<text:tab/> <text:s text:c="4"/>300<text:tab/> 30 </text:p>
      <text:p text:style-name="P17">22-FEB-98<text:tab/><text:tab/> 1250<text:tab/> <text:s text:c="4"/>500<text:tab/> 30 </text:p>
      <text:p text:style-name="P17">28-SEP-99<text:tab/><text:tab/> 1250<text:tab/> <text:s text:c="3"/>1400<text:tab/> 30 </text:p>
      <text:p text:style-name="P17">09-DEC-96<text:tab/><text:tab/> 3000<text:tab/><text:tab/><text:tab/> 20 </text:p>
      <text:p text:style-name="P17">08-SEP-95<text:tab/><text:tab/> 1500<text:tab/> <text:s text:c="6"/>0<text:tab/> 30 </text:p>
      <text:p text:style-name="P17"/>
      <text:p text:style-name="P17">HIREDATE<text:tab/><text:tab/> <text:s/>SAL<text:tab/> <text:s text:c="3"/>COMM <text:s text:c="4"/>DEPTNO </text:p>
      <text:p text:style-name="P17">------------------ ---------- ---------- ---------- </text:p>
      <text:p text:style-name="P17">12-JAN-00<text:tab/><text:tab/> 1100<text:tab/><text:tab/><text:tab/> 20 </text:p>
      <text:p text:style-name="P17">03-DEC-95<text:tab/><text:tab/> <text:s/>950<text:tab/><text:tab/><text:tab/> 30 </text:p>
      <text:p text:style-name="P17">23-JAN-96<text:tab/><text:tab/> 1300<text:tab/><text:tab/><text:tab/> 10 </text:p>
      <text:p text:style-name="P17"/>
      <text:p text:style-name="P17">14 rows selected.</text:p>
      <text:p text:style-name="P17"/>
      <text:p text:style-name="P7">select owner, constraint_name, constraint_type, table_name from user_constraints where table_name= <text:span text:style-name="T1">'EMP';</text:span></text:p>
      <text:p text:style-name="P1"/>
      <text:p text:style-name="P25">OUTPUT </text:p>
      <text:p text:style-name="P17">Owner<text:tab/> <text:s text:c="2"/>Constraint Name Constraint Type Table Name </text:p>
      <text:p text:style-name="P17">---------- --------------- --------------- --------------- </text:p>
      <text:p text:style-name="P17">TESTUSEROR SYS_C007307<text:tab/> <text:s text:c="2"/>C<text:tab/><text:tab/> <text:s text:c="2"/>EMP </text:p>
      <text:p text:style-name="P17">DERS </text:p>
      <text:p text:style-name="P17"/>
      <text:p text:style-name="P17">TESTUSEROR PK_EMP<text:tab/> <text:s text:c="2"/>P<text:tab/><text:tab/> <text:s text:c="2"/>EMP </text:p>
      <text:p text:style-name="P17">DERS </text:p>
      <text:p text:style-name="P17"/>
      <text:p text:style-name="P17">TESTUSEROR SYS_C007309<text:tab/> <text:s text:c="2"/>R<text:tab/><text:tab/> <text:s text:c="2"/>EMP </text:p>
      <text:p text:style-name="P17">DERS </text:p>
      <text:p text:style-name="P17"/>
      <text:p text:style-name="P17">TESTUSEROR FK_EMP_DEPTNO <text:s text:c="2"/>R<text:tab/><text:tab/> <text:s text:c="2"/>EMP </text:p>
      <text:p text:style-name="P17">DERS </text:p>
      <text:p text:style-name="P17"/>
      <text:p text:style-name="P17">Owner<text:tab/> <text:s text:c="2"/>Constraint Name Constraint Type Table Name </text:p>
      <text:p text:style-name="P17">---------- --------------- --------------- --------------- </text:p>
      <text:p text:style-name="P17"/>
      <text:p text:style-name="P12">***********************************************************************************************************</text:p>
      <text:p text:style-name="P1"/>
      <text:p text:style-name="P5">desc SALGRADE; </text:p>
      <text:p text:style-name="P1"/>
      <text:p text:style-name="P32">OUTPUT</text:p>
      <text:p text:style-name="P17"><text:s/>Name<text:tab/><text:tab/><text:tab/><text:tab/><text:tab/> <text:s text:c="2"/>Null? <text:s text:c="3"/>Type </text:p>
      <text:p text:style-name="P17"><text:s/>----------------------------------------- -------- ---------------------------- </text:p>
      <text:p text:style-name="P17"><text:s/>GRADE<text:tab/><text:tab/><text:tab/><text:tab/><text:tab/> <text:s text:c="2"/>NOT NULL NUMBER(3) </text:p>
      <text:p text:style-name="P17"><text:s/>LOSAL<text:tab/><text:tab/><text:tab/><text:tab/><text:tab/><text:tab/> <text:s text:c="3"/>NUMBER(5) </text:p>
      <text:p text:style-name="P17"><text:s/>HISAL<text:tab/><text:tab/><text:tab/><text:tab/><text:tab/><text:tab/> <text:s text:c="3"/>NUMBER(6) </text:p>
      <text:p text:style-name="P1"/>
      <text:p text:style-name="P5">select * from SALGRADE; </text:p>
      <text:p text:style-name="P1"/>
      <text:p text:style-name="P17"><text:span text:style-name="T9">OUTPUT</text:span> </text:p>
      <text:p text:style-name="P17"><text:s text:c="5"/>GRADE<text:tab/>LOSAL<text:tab/> <text:s text:c="2"/>HISAL </text:p>
      <text:p text:style-name="P17">---------- ---------- ---------- </text:p>
      <text:p text:style-name="P17"><text:tab/> 1<text:tab/> <text:s/>700<text:tab/> <text:s text:c="3"/>1200 </text:p>
      <text:p text:style-name="P17"><text:tab/> 2<text:tab/> 1201<text:tab/> <text:s text:c="3"/>1400 </text:p>
      <text:p text:style-name="P17"><text:tab/> 3<text:tab/> 1401<text:tab/> <text:s text:c="3"/>2000 </text:p>
      <text:p text:style-name="P17"><text:tab/> 4<text:tab/> 2001<text:tab/> <text:s text:c="3"/>3000 </text:p>
      <text:p text:style-name="P17"><text:tab/> 5<text:tab/> 3001<text:tab/> <text:s text:c="3"/>9999 </text:p>
      <text:p text:style-name="P1"/>
      <text:p text:style-name="P1"/>
      <text:p text:style-name="P6">select owner, constraint_name, constraint_type, table_name from user_constraints where table_name=<text:span text:style-name="T1">'SALGRADE'</text:span>; </text:p>
      <text:p text:style-name="P17"/>
      <text:p text:style-name="P25">OUTPUT</text:p>
      <text:p text:style-name="P17">Owner<text:tab/> <text:s text:c="2"/>Constraint Name Constraint Type Table Name </text:p>
      <text:p text:style-name="P17">---------- --------------- --------------- --------------- </text:p>
      <text:p text:style-name="P17">TESTUSEROR PK_SALGRADE<text:tab/> <text:s text:c="2"/>P<text:tab/><text:tab/> <text:s text:c="2"/>SALGRADE </text:p>
      <text:p text:style-name="P17">DERS</text:p>
      <text:p text:style-name="P17"/>
      <text:p text:style-name="P12">***********************************************************************************************************</text:p>
      <text:p text:style-name="P1"/>
      <text:p text:style-name="P5">desc CUSTOMER; </text:p>
      <text:p text:style-name="P1"/>
      <text:p text:style-name="P33">OUTPUT</text:p>
      <text:p text:style-name="P21"><text:s/>Name<text:tab/><text:tab/><text:tab/><text:tab/><text:tab/> <text:s text:c="2"/>Null? <text:s text:c="3"/>Type </text:p>
      <text:p text:style-name="P21"><text:s/>----------------------------------------- -------- ---------------------------- </text:p>
      <text:p text:style-name="P21"><text:s/>CUST_ID<text:tab/><text:tab/><text:tab/><text:tab/> <text:s text:c="2"/>NOT NULL NUMBER(5) </text:p>
      <text:p text:style-name="P21"><text:s/>CUST_NAME<text:tab/><text:tab/><text:tab/><text:tab/><text:tab/> <text:s text:c="3"/>VARCHAR2(15) </text:p>
      <text:p text:style-name="P21"><text:s/>ACCOUNT_ID<text:tab/><text:tab/><text:tab/><text:tab/><text:tab/> <text:s text:c="3"/>VARCHAR2(10) </text:p>
      <text:p text:style-name="P21"><text:s/>ACCOUNT_TYPE<text:tab/><text:tab/><text:tab/><text:tab/><text:tab/> <text:s text:c="3"/>VARCHAR2(2) </text:p>
      <text:p text:style-name="P21"><text:s/>STATE<text:tab/><text:tab/><text:tab/><text:tab/><text:tab/><text:tab/> <text:s text:c="3"/>VARCHAR2(2) </text:p>
      <text:p text:style-name="P21"/>
      <text:p text:style-name="P1"/>
      <text:p text:style-name="P5">select * from CUSTOMER; </text:p>
      <text:p text:style-name="P5"/>
      <text:p text:style-name="P31">OUTPUT</text:p>
      <text:p text:style-name="P9"><text:s text:c="3"/>CUST_ID CUST_NAME<text:tab/> <text:s text:c="2"/>ACCOUNT_ID AC ST </text:p>
      <text:p text:style-name="P9">---------- --------------- ---------- -- -- </text:p>
      <text:p text:style-name="P9"><text:s text:c="5"/>90001 B and B<text:tab/> <text:s text:c="2"/>A-11101 <text:s text:c="3"/>PR AK </text:p>
      <text:p text:style-name="P9"><text:s text:c="5"/>90002 XYZ<text:tab/><text:tab/> <text:s text:c="2"/>A-11102 <text:s text:c="3"/>CM NJ </text:p>
      <text:p text:style-name="P9"><text:s text:c="5"/>90003 JJ Sons<text:tab/> <text:s text:c="2"/>A-11103 <text:s text:c="3"/>CM NJ </text:p>
      <text:p text:style-name="P9"><text:s text:c="5"/>90004 Exxon<text:tab/> <text:s text:c="2"/>A-11104 <text:s text:c="3"/>PR NY </text:p>
      <text:p text:style-name="P9"><text:s text:c="5"/>90005 ABC<text:tab/><text:tab/> <text:s text:c="2"/>A-11105 <text:s text:c="3"/>CM NY </text:p>
      <text:p text:style-name="P9"><text:s text:c="5"/>90006 Smith Co.<text:tab/> <text:s text:c="2"/>A-11106 <text:s text:c="3"/>CM MD </text:p>
      <text:p text:style-name="P9"><text:s text:c="5"/>90007 Brown Co.<text:tab/> <text:s text:c="2"/>A-11107 <text:s text:c="3"/>CM MD </text:p>
      <text:p text:style-name="P9"><text:s text:c="5"/>90008 Cooper Inc.<text:tab/> <text:s text:c="2"/>A-11108 <text:s text:c="3"/>PR MD </text:p>
      <text:p text:style-name="P9"/>
      <text:p text:style-name="P9">8 rows selected. </text:p>
      <text:p text:style-name="P1"/>
      <text:p text:style-name="P18"><text:span text:style-name="T3">select owner, constraint_name, constraint_type, table_name from user_constraints where table_name=</text:span><text:span text:style-name="T4">'CUSTOMER'</text:span><text:span text:style-name="T3">; </text:span></text:p>
      <text:p text:style-name="P1"/>
      <text:p text:style-name="P25">OUTPUT</text:p>
      <text:p text:style-name="P21">Owner<text:tab/> <text:s text:c="2"/>Constraint Name Constraint Type Table Name </text:p>
      <text:p text:style-name="P21">---------- --------------- --------------- --------------- </text:p>
      <text:p text:style-name="P21">TESTUSEROR PK_CUSTOMER<text:tab/> <text:s text:c="2"/>P<text:tab/><text:tab/> <text:s text:c="2"/>CUSTOMER </text:p>
      <text:p text:style-name="P21">DERS </text:p>
      <text:p text:style-name="P21"/>
      <text:p text:style-name="P21">TESTUSEROR UK_CUSTOMER_ACC U<text:tab/><text:tab/> <text:s text:c="2"/>CUSTOMER </text:p>
      <text:p text:style-name="P21">DERS<text:tab/> <text:s text:c="2"/>OUNT_ID </text:p>
      <text:p text:style-name="P21"/>
      <text:p text:style-name="P21">TESTUSEROR FK_CUSTOMER_STA R<text:tab/><text:tab/> <text:s text:c="2"/>CUSTOMER </text:p>
      <text:p text:style-name="P21">DERS<text:tab/> <text:s text:c="2"/>TE </text:p>
      <text:p text:style-name="P21"/>
      <text:p text:style-name="P12">***********************************************************************************************************</text:p>
      <text:p text:style-name="P1"/>
      <text:p text:style-name="P5">desc WIDGETS; </text:p>
      <text:p text:style-name="P1"/>
      <text:p text:style-name="P33">OUTPUT</text:p>
      <text:p text:style-name="P21"><text:s/>Name<text:tab/><text:tab/><text:tab/><text:tab/><text:tab/> <text:s text:c="2"/>Null? <text:s text:c="3"/>Type </text:p>
      <text:p text:style-name="P21"><text:s/>----------------------------------------- -------- ---------------------------- </text:p>
      <text:p text:style-name="P21"><text:s/>WIDGET_ID<text:tab/><text:tab/><text:tab/><text:tab/> <text:s text:c="2"/>NOT NULL NUMBER(5) </text:p>
      <text:p text:style-name="P21"><text:s/>STATUS <text:tab/><text:tab/><text:tab/><text:tab/> <text:s text:c="2"/>NOT NULL VARCHAR2(3) </text:p>
      <text:p text:style-name="P21"><text:s/>SAMPLE <text:tab/><text:tab/><text:tab/><text:tab/><text:tab/> <text:s text:c="3"/>VARCHAR2(3) </text:p>
      <text:p text:style-name="P21"><text:s/>LENGTH <text:tab/><text:tab/><text:tab/><text:tab/><text:tab/> <text:s text:c="3"/>NUMBER(5) </text:p>
      <text:p text:style-name="P21"><text:s/>WIDTH<text:tab/><text:tab/><text:tab/><text:tab/><text:tab/><text:tab/> <text:s text:c="3"/>NUMBER(5) </text:p>
      <text:p text:style-name="P21"><text:s/>HEIGHT <text:tab/><text:tab/><text:tab/><text:tab/><text:tab/> <text:s text:c="3"/>NUMBER(5) </text:p>
      <text:p text:style-name="P21"/>
      <text:p text:style-name="P5">select * from WIDGETS; </text:p>
      <text:p text:style-name="P1"/>
      <text:p text:style-name="P33">OUTPUT </text:p>
      <text:p text:style-name="P21"><text:s/>WIDGET_ID STA SAM <text:s text:c="4"/>LENGTH<text:tab/> <text:s text:c="2"/>WIDTH <text:s text:c="4"/>HEIGHT </text:p>
      <text:p text:style-name="P21">---------- --- --- ---------- ---------- ---------- </text:p>
      <text:p text:style-name="P21"><text:tab/>61 off yes<text:tab/> <text:s text:c="2"/>15<text:tab/> <text:s text:c="5"/>20<text:tab/> 20 </text:p>
      <text:p text:style-name="P21"><text:tab/>62 on <text:s/>yes<text:tab/> <text:s text:c="2"/>17<text:tab/> <text:s text:c="5"/>21<text:tab/> 21 </text:p>
      <text:p text:style-name="P21"><text:tab/>63 off yes<text:tab/> <text:s text:c="2"/>16<text:tab/> <text:s text:c="5"/>20<text:tab/> 20 </text:p>
      <text:p text:style-name="P21"><text:tab/>64 off yes<text:tab/> <text:s text:c="2"/>14<text:tab/> <text:s text:c="5"/>20<text:tab/> 20 </text:p>
      <text:p text:style-name="P21"><text:tab/>65 off yes<text:tab/> <text:s text:c="2"/>17<text:tab/> <text:s text:c="5"/>20<text:tab/> 21 </text:p>
      <text:p text:style-name="P1"/>
      <text:p text:style-name="P1"/>
      <text:p text:style-name="P18"><text:span text:style-name="T3">select owner, constraint_name, constraint_type, table_name from user_constraints where table_name=</text:span><text:span text:style-name="T4"> 'WIDGETS'</text:span><text:span text:style-name="T3">; </text:span></text:p>
      <text:p text:style-name="P18"/>
      <text:p text:style-name="P26">OUTPUT</text:p>
      <text:p text:style-name="P9">Owner<text:tab/> <text:s text:c="2"/>Constraint Name Constraint Type Table Name </text:p>
      <text:p text:style-name="P9">---------- --------------- --------------- --------------- </text:p>
      <text:p text:style-name="P9">TESTUSEROR SYS_C007315<text:tab/> <text:s text:c="2"/>C<text:tab/><text:tab/> <text:s text:c="2"/>WIDGETS </text:p>
      <text:p text:style-name="P9">DERS </text:p>
      <text:p text:style-name="P9"/>
      <text:p text:style-name="P9">TESTUSEROR CK_WIDGETS_STAT C<text:tab/><text:tab/> <text:s text:c="2"/>WIDGETS </text:p>
      <text:p text:style-name="P9">DERS<text:tab/> <text:s text:c="2"/>US </text:p>
      <text:p text:style-name="P9"/>
      <text:p text:style-name="P9">TESTUSEROR CK_WIDGETS_SAMP C<text:tab/><text:tab/> <text:s text:c="2"/>WIDGETS </text:p>
      <text:p text:style-name="P9">DERS<text:tab/> <text:s text:c="2"/>LE </text:p>
      <text:p text:style-name="P9"/>
      <text:p text:style-name="P9">TESTUSEROR CK_WIDGETS_LENG C<text:tab/><text:tab/> <text:s text:c="2"/>WIDGETS </text:p>
      <text:p text:style-name="P9">DERS<text:tab/> <text:s text:c="2"/>TH </text:p>
      <text:p text:style-name="P9"/>
      <text:p text:style-name="P9">Owner<text:tab/> <text:s text:c="2"/>Constraint Name Constraint Type Table Name </text:p>
      <text:p text:style-name="P9">---------- --------------- --------------- --------------- </text:p>
      <text:p text:style-name="P9"/>
      <text:p text:style-name="P9">TESTUSEROR CK_WIDGETS_PROD C<text:tab/><text:tab/> <text:s text:c="2"/>WIDGETS </text:p>
      <text:p text:style-name="P9">DERS<text:tab/> <text:s text:c="2"/>UCTION </text:p>
      <text:p text:style-name="P9"/>
      <text:p text:style-name="P9">TESTUSEROR PK_WIDGETS<text:tab/> <text:s text:c="2"/>P<text:tab/><text:tab/> <text:s text:c="2"/>WIDGETS </text:p>
      <text:p text:style-name="P9">DERS </text:p>
      <text:p text:style-name="P9"/>
      <text:p text:style-name="P9">6 rows selected. </text:p>
      <text:p text:style-name="P13"/>
      <text:p text:style-name="P12">***********************************************************************************************************</text:p>
      <text:p text:style-name="P12"/>
      <text:p text:style-name="P5">desc PURCHASE_ORDER; </text:p>
      <text:p text:style-name="P1"/>
      <text:p text:style-name="P34">OUTPUT</text:p>
      <text:p text:style-name="P22"><text:s/>Name<text:tab/><text:tab/><text:tab/><text:tab/><text:tab/> <text:s text:c="2"/>Null? <text:s text:c="3"/>Type </text:p>
      <text:p text:style-name="P22"><text:s/>----------------------------------------- -------- ---------------------------- </text:p>
      <text:p text:style-name="P22"><text:s/>ORDER_ID<text:tab/><text:tab/><text:tab/><text:tab/> <text:s text:c="2"/>NOT NULL NUMBER(5) </text:p>
      <text:p text:style-name="P22"><text:s/>WIDGET_ID<text:tab/><text:tab/><text:tab/><text:tab/> <text:s text:c="2"/>NOT NULL NUMBER(5) </text:p>
      <text:p text:style-name="P22"><text:s/>CUST_ID<text:tab/><text:tab/><text:tab/><text:tab/><text:tab/> <text:s text:c="3"/>NUMBER(5) </text:p>
      <text:p text:style-name="P22"><text:s/>QUANTITY<text:tab/><text:tab/><text:tab/><text:tab/><text:tab/> <text:s text:c="3"/>NUMBER(5) </text:p>
      <text:p text:style-name="P22"><text:s/>PURCHASE_DATE<text:tab/><text:tab/><text:tab/><text:tab/><text:tab/> <text:s text:c="3"/>DATE </text:p>
      <text:p text:style-name="P22"><text:s/>PURCHASE_PRICE <text:tab/><text:tab/><text:tab/><text:tab/> <text:s text:c="3"/>NUMBER(5) </text:p>
      <text:p text:style-name="P22"><text:s/>DEV<text:tab/><text:tab/><text:tab/><text:tab/><text:tab/> <text:s text:c="2"/>NOT NULL VARCHAR2(1) </text:p>
      <text:p text:style-name="P1"/>
      <text:p text:style-name="P5">select * from PURCHASE_ORDER; </text:p>
      <text:p text:style-name="P22"/>
      <text:p text:style-name="P34">OUTPUT</text:p>
      <text:p text:style-name="P22"><text:s text:c="2"/>ORDER_ID <text:s/>WIDGET_ID<text:tab/> CUST_ID <text:s text:c="2"/>QUANTITY PURCHASE_DATE <text:s text:c="5"/>PURCHASE_PRICE D </text:p>
      <text:p text:style-name="P22">---------- ---------- ---------- ---------- ------------------ -------------- - </text:p>
      <text:p text:style-name="P22"><text:tab/>31<text:tab/> <text:s text:c="2"/>61<text:tab/> <text:s text:c="2"/>90001<text:tab/> 10 21-JAN-00<text:tab/><text:tab/><text:tab/> <text:s/>100 N </text:p>
      <text:p text:style-name="P22"><text:tab/>32<text:tab/> <text:s text:c="2"/>63<text:tab/> <text:s text:c="2"/>90004<text:tab/> 10 11-FEB-98<text:tab/><text:tab/><text:tab/> <text:s/>100 N </text:p>
      <text:p text:style-name="P22"><text:tab/>33<text:tab/> <text:s text:c="2"/>64<text:tab/> <text:s text:c="2"/>90008<text:tab/> <text:s/>8 20-MAR-99<text:tab/><text:tab/><text:tab/> <text:s text:c="2"/>80 N </text:p>
      <text:p text:style-name="P22"><text:tab/>34<text:tab/> <text:s text:c="2"/>65<text:tab/> <text:s text:c="2"/>90007<text:tab/> <text:s/>7 10-JUN-99<text:tab/><text:tab/><text:tab/> <text:s text:c="2"/>90 N </text:p>
      <text:p text:style-name="P22"><text:tab/>35<text:tab/> <text:s text:c="2"/>62<text:tab/> <text:s text:c="2"/>90004<text:tab/> 12 25-JUN-98<text:tab/><text:tab/><text:tab/> <text:s text:c="2"/>75 Y </text:p>
      <text:p text:style-name="P22"><text:tab/>36<text:tab/> <text:s text:c="2"/>65<text:tab/> <text:s text:c="2"/>90001<text:tab/> <text:s/>9 05-JAN-00<text:tab/><text:tab/><text:tab/> <text:s text:c="2"/>90 Y </text:p>
      <text:p text:style-name="P22"><text:tab/>37<text:tab/> <text:s text:c="2"/>61<text:tab/> <text:s text:c="2"/>90005<text:tab/> <text:s/>8 15-JUL-99<text:tab/><text:tab/><text:tab/> <text:s/>100 N </text:p>
      <text:p text:style-name="P22"><text:tab/>38<text:tab/> <text:s text:c="2"/>63<text:tab/> <text:s text:c="2"/>90001<text:tab/> <text:s/>5 22-JUL-98<text:tab/><text:tab/><text:tab/> <text:s/>100 Y </text:p>
      <text:p text:style-name="P22"><text:tab/>39<text:tab/> <text:s text:c="2"/>62<text:tab/> <text:s text:c="2"/>90005<text:tab/> <text:s/>7 01-AUG-98<text:tab/><text:tab/><text:tab/> <text:s text:c="2"/>75 N </text:p>
      <text:p text:style-name="P22"><text:tab/>40<text:tab/> <text:s text:c="2"/>64<text:tab/> <text:s text:c="2"/>90008<text:tab/> 10 20-AUG-99<text:tab/><text:tab/><text:tab/> <text:s text:c="2"/>80 Y </text:p>
      <text:p text:style-name="P22"/>
      <text:p text:style-name="P22">10 rows selected. </text:p>
      <text:p text:style-name="P22"/>
      <text:p text:style-name="P1"><text:span text:style-name="T6">select owner, constraint_name, constraint_type, table_name from user_constraints where table_name=</text:span><text:span text:style-name="T3"> 'PURCHASE_ORDER'</text:span><text:span text:style-name="T6">; </text:span></text:p>
      <text:p text:style-name="P19"/>
      <text:p text:style-name="P27">OUTPUT</text:p>
      <text:p text:style-name="P14">Owner<text:tab/> <text:s text:c="2"/>Constraint Name Constraint Type Table Name </text:p>
      <text:p text:style-name="P14">---------- --------------- --------------- --------------- </text:p>
      <text:p text:style-name="P14">TESTUSEROR SYS_C007321<text:tab/> <text:s text:c="2"/>C<text:tab/><text:tab/> <text:s text:c="2"/>PURCHASE_ORDER </text:p>
      <text:p text:style-name="P14">DERS </text:p>
      <text:p text:style-name="P14"/>
      <text:p text:style-name="P14">TESTUSEROR CK_PURCHASE_ORD C<text:tab/><text:tab/> <text:s text:c="2"/>PURCHASE_ORDER </text:p>
      <text:p text:style-name="P14">DERS<text:tab/> <text:s text:c="2"/>ER_STATUS </text:p>
      <text:p text:style-name="P14"/>
      <text:p text:style-name="P14">TESTUSEROR PK_OURCHASE_ORD P<text:tab/><text:tab/> <text:s text:c="2"/>PURCHASE_ORDER </text:p>
      <text:p text:style-name="P14">DERS<text:tab/> <text:s text:c="2"/>ER </text:p>
      <text:p text:style-name="P14"/>
      <text:p text:style-name="P14">TESTUSEROR FK_PURCHASE_ORD R<text:tab/><text:tab/> <text:s text:c="2"/>PURCHASE_ORDER </text:p>
      <text:p text:style-name="P14">DERS<text:tab/> <text:s text:c="2"/>ER_CUST_ID </text:p>
      <text:p text:style-name="P14"/>
      <text:p text:style-name="P14">Owner<text:tab/> <text:s text:c="2"/>Constraint Name Constraint Type Table Name </text:p>
      <text:p text:style-name="P14">---------- --------------- --------------- --------------- </text:p>
      <text:p text:style-name="P14"/>
      <text:p text:style-name="P14">TESTUSEROR FK_PURCHASE_ORD R<text:tab/><text:tab/> <text:s text:c="2"/>PURCHASE_ORDER </text:p>
      <text:p text:style-name="P14">DERS<text:tab/> <text:s text:c="2"/>ER_WIDGET_ID </text:p>
      <text:p text:style-name="P14"/>
      <text:p text:style-name="P12">***********************************************************************************************************</text:p>
      <text:p text:style-name="P1"/>
      <text:p text:style-name="P5">desc EMP_SERVICE; </text:p>
      <text:p text:style-name="P1"/>
      <text:p text:style-name="P33">OUTPUT</text:p>
      <text:p text:style-name="P21"><text:s/>Name<text:tab/><text:tab/><text:tab/><text:tab/><text:tab/> <text:s text:c="2"/>Null? <text:s text:c="3"/>Type </text:p>
      <text:p text:style-name="P21"><text:s/>----------------------------------------- -------- ---------------------------- </text:p>
      <text:p text:style-name="P21"><text:s/>EMPNO<text:tab/><text:tab/><text:tab/><text:tab/><text:tab/> <text:s text:c="2"/>NOT NULL NUMBER(5) </text:p>
      <text:p text:style-name="P21"><text:s/>CUST_ID<text:tab/><text:tab/><text:tab/><text:tab/> <text:s text:c="2"/>NOT NULL NUMBER(5) </text:p>
      <text:p text:style-name="P21"><text:s/>SALES<text:tab/><text:tab/><text:tab/><text:tab/><text:tab/><text:tab/> <text:s text:c="3"/>NUMBER(5) </text:p>
      <text:p text:style-name="P1"/>
      <text:p text:style-name="Standard">select * from EMP_SERVICE;</text:p>
      <text:p text:style-name="P3"/>
      <text:p text:style-name="P31">OUTPUT</text:p>
      <text:p text:style-name="P3"><text:span text:style-name="T5"><text:s text:c="3"/></text:span><text:span text:style-name="T2"><text:s text:c="2"/>EMPNO <text:s text:c="3"/>CUST_ID<text:tab/> <text:s text:c="2"/>SALES </text:span></text:p>
      <text:p text:style-name="P9">---------- ---------- ---------- </text:p>
      <text:p text:style-name="P9"><text:s text:c="6"/>7521<text:tab/>90001<text:tab/> <text:s text:c="4"/>100 </text:p>
      <text:p text:style-name="P9"><text:s text:c="6"/>7521<text:tab/>90006<text:tab/> <text:s text:c="4"/>100 </text:p>
      <text:p text:style-name="P9"><text:s text:c="6"/>7698<text:tab/>90004<text:tab/> <text:s text:c="4"/>100 </text:p>
      <text:p text:style-name="P9"><text:s text:c="6"/>7369<text:tab/>90002<text:tab/> <text:s text:c="4"/>100 </text:p>
      <text:p text:style-name="P9"><text:s text:c="6"/>7788<text:tab/>90003<text:tab/> <text:s text:c="4"/>300 </text:p>
      <text:p text:style-name="P9"><text:s text:c="6"/>7788<text:tab/>90005<text:tab/> <text:s text:c="4"/>300 </text:p>
      <text:p text:style-name="P9"><text:s text:c="6"/>7902<text:tab/>90007<text:tab/> <text:s text:c="4"/>300 </text:p>
      <text:p text:style-name="P9"><text:s text:c="6"/>7902<text:tab/>90008<text:tab/> <text:s text:c="3"/>5001 </text:p>
      <text:p text:style-name="P9"/>
      <text:p text:style-name="P9">8 rows selected. </text:p>
      <text:p text:style-name="P1"/>
      <text:p text:style-name="P19"><text:span text:style-name="T3">select owner, constraint_name, constraint_type, table_name from user_constraints where table_name=</text:span><text:span text:style-name="T4"> 'EMP_SERVICE';</text:span></text:p>
      <text:p text:style-name="P19"/>
      <text:p text:style-name="P27">OUTPUT</text:p>
      <text:p text:style-name="P22">Owner<text:tab/> <text:s text:c="2"/>Constraint Name Constraint Type Table Name </text:p>
      <text:p text:style-name="P22">---------- --------------- --------------- --------------- </text:p>
      <text:p text:style-name="P22">TESTUSEROR PK_EMP_SERVICE <text:s/>P<text:tab/><text:tab/> <text:s text:c="2"/>EMP_SERVICE </text:p>
      <text:p text:style-name="P22">DERS </text:p>
      <text:p text:style-name="P22"/>
      <text:p text:style-name="P22">TESTUSEROR FK_EMP_SERVICE_ R<text:tab/><text:tab/> <text:s text:c="2"/>EMP_SERVICE </text:p>
      <text:p text:style-name="P22">DERS<text:tab/> <text:s text:c="2"/>EMPNO </text:p>
      <text:p text:style-name="P22"/>
      <text:p text:style-name="P22">TESTUSEROR FK_EMP_SERVICE_ R<text:tab/><text:tab/> <text:s text:c="2"/>EMP_SERVICE </text:p>
      <text:p text:style-name="P22">DERS<text:tab/> <text:s text:c="2"/>CUST_ID </text:p>
      <text:p text:style-name="P22"/>
      <text:p text:style-name="P12">***********************************************************************************************************</text:p>
      <text:p text:style-name="P1"/>
      <text:p text:style-name="P5">desc EMP_SERVICE_LOG; </text:p>
      <text:p text:style-name="P1"/>
      <text:p text:style-name="P35">OUTPUT</text:p>
      <text:p text:style-name="P23"><text:s/>Name<text:tab/><text:tab/><text:tab/><text:tab/><text:tab/> <text:s text:c="2"/>Null? <text:s text:c="3"/>Type </text:p>
      <text:p text:style-name="P23"><text:s/>----------------------------------------- -------- ---------------------------- </text:p>
      <text:p text:style-name="P23"><text:s/>EMPNO<text:tab/><text:tab/><text:tab/><text:tab/><text:tab/> <text:s text:c="2"/>NOT NULL NUMBER(5) </text:p>
      <text:p text:style-name="P23"><text:s/>CUST_ID<text:tab/><text:tab/><text:tab/><text:tab/> <text:s text:c="2"/>NOT NULL NUMBER(5) </text:p>
      <text:p text:style-name="P23"><text:s/>LOG<text:tab/><text:tab/><text:tab/><text:tab/><text:tab/><text:tab/> <text:s text:c="3"/>VARCHAR2(40) </text:p>
      <text:p text:style-name="P23"/>
      <text:p text:style-name="P1"/>
      <text:p text:style-name="P5">select * from EMP_SERVICE_LOG; </text:p>
      <text:p text:style-name="P5"/>
      <text:p text:style-name="P30">OUTPUT</text:p>
      <text:p text:style-name="P15"><text:s text:c="5"/>EMPNO <text:s text:c="3"/>CUST_ID LOG </text:p>
      <text:p text:style-name="P15">---------- ---------- ---------------------------------------- </text:p>
      <text:p text:style-name="P15"><text:s text:c="6"/>7521<text:tab/>90001 pur order sent </text:p>
      <text:p text:style-name="P15"><text:s text:c="6"/>7521<text:tab/>90006 waiting on invoice </text:p>
      <text:p text:style-name="P15"><text:s text:c="6"/>7698<text:tab/>90004 waiting parts </text:p>
      <text:p text:style-name="P5"/>
      <text:p text:style-name="P1"/>
      <text:p text:style-name="P20"><text:span text:style-name="T3">select owner, constraint_name, constraint_type, table_name from user_constraints where table_name=</text:span><text:span text:style-name="T4"> 'EMP_SERVICE_LOG';</text:span></text:p>
      <text:p text:style-name="P1"/>
      <text:p text:style-name="P25">OUTPUT</text:p>
      <text:p text:style-name="P24">Owner<text:tab/> <text:s text:c="2"/>Constraint Name Constraint Type Table Name </text:p>
      <text:p text:style-name="P24">---------- --------------- --------------- --------------- </text:p>
      <text:p text:style-name="P24">TESTUSEROR PK_EMP_SERVICE_ P<text:tab/><text:tab/> <text:s text:c="2"/>EMP_SERVICE_LOG </text:p>
      <text:p text:style-name="P24">DERS<text:tab/> <text:s text:c="2"/>LOG </text:p>
      <text:p text:style-name="P24"/>
      <text:p text:style-name="P24">TESTUSEROR FK_EMP_SERVICE_ R<text:tab/><text:tab/> <text:s text:c="2"/>EMP_SERVICE_LOG </text:p>
      <text:p text:style-name="P24">DERS<text:tab/> <text:s text:c="2"/>LOG_CE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9:55:56.954803185</meta:creation-date>
    <dc:date>2017-01-22T17:26:11.154152047</dc:date>
    <meta:editing-duration>PT4H57M20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332" meta:word-count="1145" meta:character-count="11629" meta:non-whitespace-character-count="8982"/>
  </office:meta>
</office:document-meta>
</file>